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06400000079C6767511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orizontal_20_Line">
      <style:text-properties fo:color="#800000"/>
    </style:style>
    <style:style style:name="P2" style:family="paragraph" style:parent-style-name="Header">
      <style:text-properties fo:color="#800000" fo:font-size="14pt" fo:font-weight="bold" style:font-size-asian="14pt" style:font-weight-asian="bold" style:font-size-complex="14pt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rial1" fo:font-size="15pt" fo:font-weight="bold" style:font-name-asian="Arial1" style:font-size-asian="15pt" style:font-weight-asian="bold" style:font-name-complex="Arial1" style:font-size-complex="15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Arial1" fo:font-size="15pt" style:text-underline-style="none" fo:font-weight="bold" style:font-name-asian="Arial1" style:font-size-asian="15pt" style:font-weight-asian="bold" style:font-name-complex="Arial1" style:font-size-complex="15pt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7" style:family="paragraph" style:parent-style-name="Standard">
      <style:paragraph-properties fo:text-align="justify" style:justify-single-word="false" style:text-autospace="none"/>
      <style:text-properties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Arial1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800000" style:font-name="Arial1" fo:font-size="15pt" fo:font-weight="bold" style:font-name-asian="Arial1" style:font-size-asian="15pt" style:font-weight-asian="bold" style:font-name-complex="Arial1" style:font-size-complex="15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800000" style:font-name="Arial1" fo:font-size="15pt" fo:font-weight="normal" style:font-name-asian="Arial1" style:font-size-asian="15pt" style:font-weight-asian="normal" style:font-name-complex="Arial1" style:font-size-complex="15pt" style:font-weight-complex="normal"/>
    </style:style>
    <style:style style:name="P12" style:family="paragraph" style:parent-style-name="Preformatted_20_Text">
      <style:paragraph-properties fo:text-align="start" style:justify-single-word="false" style:text-autospace="none"/>
      <style:text-properties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13" style:family="paragraph" style:parent-style-name="Standard" style:list-style-name="L2">
      <style:paragraph-properties fo:text-align="center" style:justify-single-word="false" style:text-autospace="none"/>
      <style:text-properties style:font-name="Arial1" fo:font-size="12pt" fo:font-weight="normal" officeooo:paragraph-rsid="001e3e70" style:font-name-asian="Arial1" style:font-size-asian="12pt" style:font-weight-asian="normal" style:font-name-complex="Arial1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margin-top="0.0783in" fo:margin-bottom="0in" style:contextual-spacing="false" fo:text-align="start" style:justify-single-word="false" style:text-autospace="none"/>
      <style:text-properties style:font-name="Arial1" fo:font-size="12pt" fo:font-weight="bold" officeooo:paragraph-rsid="0022a69b" style:font-name-asian="Arial1" style:font-size-asian="12pt" style:font-weight-asian="bold" style:font-name-complex="Arial1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rial1" style:font-name-asian="Arial1" style:font-name-complex="Arial1"/>
    </style:style>
    <style:style style:name="T3" style:family="text">
      <style:text-properties style:font-name="Arial1" style:text-underline-style="none" style:font-name-asian="Arial1" style:font-name-complex="Arial1"/>
    </style:style>
    <style:style style:name="T4" style:family="text">
      <style:text-properties officeooo:rsid="001e3e70"/>
    </style:style>
    <style:style style:name="T5" style:family="text">
      <style:text-properties officeooo:rsid="00202f63"/>
    </style:style>
    <style:style style:name="T6" style:family="text">
      <style:text-properties officeooo:rsid="002133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1">DETALLE DE EXPEDIENTE</text:p>
      <text:p text:style-name="P6">[CLAVE]</text:p>
      <text:p text:style-name="P8">Autor: <text:span text:style-name="T1">[AUTOR]</text:span></text:p>
      <text:p text:style-name="P8">Tema: <text:span text:style-name="T1">[TEMA]</text:span></text:p>
      <text:p text:style-name="P8">Estado: <text:span text:style-name="T1">[ESTADO]</text:span></text:p>
      <text:p text:style-name="P9"/>
      <text:p text:style-name="P8">Descripcion</text:p>
      <text:p text:style-name="P7">[DESCRIPCION]</text:p>
      <text:p text:style-name="P8"/>
      <text:p text:style-name="P8">Firmantes</text:p>
      <text:p text:style-name="P7">[FIRMANTES]</text:p>
      <text:p text:style-name="P8"/>
      <text:p text:style-name="P8">Entrada: <text:span text:style-name="T1">[FECHAENTR]</text:span>, por: <text:span text:style-name="T1">[TIPOENTR]</text:span> a las <text:span text:style-name="T1">[HORA]</text:span> en el periodo <text:span text:style-name="T1">[TIPOPERIOD]</text:span> N <text:span text:style-name="T1">[NUMPERIODO]</text:span></text:p>
      <text:p text:style-name="P4"/>
      <text:p text:style-name="P10">PASE POR COMISIONES</text:p>
      <text:section text:style-name="Sect1" text:name="COMISION">
        <text:list xml:id="list8896187871" text:style-name="L1">
          <text:list-item>
            <text:p text:style-name="P15">[<text:span text:style-name="T6">COMISION_</text:span><text:span text:style-name="T4">NOMBRE</text:span>]</text:p>
          </text:list-item>
        </text:list>
        <text:list xml:id="list2151743629" text:style-name="L2">
          <text:list-item>
            <text:list>
              <text:list-item>
                <text:p text:style-name="P13">Entrada: [<text:span text:style-name="T6">FECHA</text:span><text:span text:style-name="T5">ENT</text:span>]<text:tab/><text:tab/>Salida: [<text:span text:style-name="T6">FECHA</text:span><text:span text:style-name="T5">SAL</text:span>]</text:p>
              </text:list-item>
            </text:list>
          </text:list-item>
        </text:list>
        <text:section text:style-name="Sect1" text:name="DICTAMEN">
          <text:list xml:id="list1786366586" text:continue-numbering="true" text:style-name="L2">
            <text:list-item>
              <text:p text:style-name="P14"><text:span text:style-name="T2">[TIPO]</text:span><text:span text:style-name="T3">: [DICTAMEN] - [FECHA]</text:span></text:p>
            </text:list-item>
          </text:list>
        </text:section>
      </text:section>
      <text:p text:style-name="P10"/>
      <text:p text:style-name="P10">TRATAMIENTO EN SESION</text:p>
      <text:p text:style-name="P6"/>
      <text:p text:style-name="P12">Tratamiento [TRATAMIENTO] Resultado de la votacion: [RESULTADO] Fecha de sesion [FECHASES],[PERIODO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size="10pt" style:font-name-asian="Droid Sans Mono" style:font-size-asian="10pt" style:font-name-complex="Droid Sans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orizontal_20_Line">
      <style:text-properties fo:color="#800000"/>
    </style:style>
    <style:style style:name="MP2" style:family="paragraph" style:parent-style-name="Header">
      <style:text-properties fo:color="#800000" fo:font-size="14pt" fo:font-weight="bold" style:font-size-asian="14pt" style:font-weight-asian="bold" style:font-size-complex="14pt" style:font-weight-complex="bold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gráficos2" text:anchor-type="paragraph" svg:x="6.078in" svg:y="-0.1626in" svg:width="0.5772in" svg:height="0.748in" draw:z-index="0"><draw:image xlink:href="Pictures/100002010000006400000079C6767511.png" xlink:type="simple" xlink:show="embed" xlink:actuate="onLoad"/></draw:frame>CAMARA DE DIPUTADOS</text:p>
        <text:p text:style-name="MP2">Provincia de Santa Fe</text:p>
        <text:p text:style-name="MP1"/>
      </style:header>
      <style:footer>
        <text:p text:style-name="MP3">Página <text:page-number text:select-page="current">1</text:page-number> De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5T17:30:13.79</meta:creation-date>
    <dc:date>2013-07-15T10:35:48</dc:date>
    <meta:editing-duration>P1DT3H17M39S</meta:editing-duration>
    <meta:editing-cycles>56</meta:editing-cycles>
    <meta:generator>LibreOffice/3.6$Linux_x86 LibreOffice_project/360m1$Build-2</meta:generator>
    <dc:creator>jose </dc:creator>
    <meta:document-statistic meta:table-count="0" meta:image-count="1" meta:object-count="0" meta:page-count="1" meta:paragraph-count="19" meta:word-count="67" meta:character-count="487" meta:non-whitespace-character-count="441"/>
  </office:meta>
</office:document-meta>
</file>